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f79f0" officeooo:paragraph-rsid="001f79f0"/>
    </style:style>
    <style:style style:name="P2" style:family="paragraph" style:parent-style-name="Preformatted_20_Text" style:list-style-name="L3"/>
    <style:style style:name="P3" style:family="paragraph" style:parent-style-name="Standard" style:list-style-name="L1"/>
    <style:style style:name="P4" style:family="paragraph" style:parent-style-name="Standard" style:list-style-name="L2">
      <style:text-properties officeooo:rsid="00215f94" officeooo:paragraph-rsid="00215f94"/>
    </style:style>
    <style:style style:name="P5" style:family="paragraph" style:parent-style-name="Standard">
      <style:text-properties officeooo:rsid="00215f94" officeooo:paragraph-rsid="0021a1c4"/>
    </style:style>
    <style:style style:name="T1" style:family="text">
      <style:text-properties officeooo:rsid="00206af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 disciplina do Jejum</text:h>
      <text:list xml:id="list1227643273" text:style-name="L2">
        <text:list-item>
          <text:p text:style-name="P4">O Jejum na bíblia</text:p>
        </text:list-item>
        <text:list-item>
          <text:p text:style-name="P4">Jejuar é um mandamento?</text:p>
        </text:list-item>
        <text:list-item>
          <text:p text:style-name="P4">O propósito do Jejum</text:p>
        </text:list-item>
        <text:list-item>
          <text:p text:style-name="P4">A prática do Jejum</text:p>
          <text:p text:style-name="P4"/>
        </text:list-item>
      </text:list>
      <text:list xml:id="list3822210314" text:style-name="L3">
        <text:list-item>
          <text:p text:style-name="P2">Jejum descreditado</text:p>
        </text:list-item>
        <text:list-item>
          <text:p text:style-name="P2">Jejum x Mortificação</text:p>
        </text:list-item>
        <text:list-item>
          <text:p text:style-name="P2">Jejum é loucura</text:p>
        </text:list-item>
      </text:list>
      <text:p text:style-name="P5"/>
      <text:p text:style-name="Quotations">“Durante o Jejum, o nosso pior vem a tona.”</text:p>
      <text:p text:style-name="Quotations">“<text:span text:style-name="T1">O Propósito do jejum”</text:span></text:p>
      <text:p text:style-name="Quotations">“Talvez seja melhor evitar o termo ‘<text:span text:style-name="T1">ordem’, já que, no rigor da letra, Jesus não ordenou o jejum. Contudo, fica óbvio que ele se baseava no princípio de que os filhos do Reino jejuariam. Para quem anseia andar intimamente com Deus, as afirmações de Jesus são palavras convidativas.</text:span>”</text:p>
      <text:p text:style-name="Quotations"/>
      <text:p text:style-name="Quotations"><text:s/></text:p>
      <text:p text:style-name="Quotations"/>
      <text:p text:style-name="Quotations"/>
      <text:p text:style-name="P1"><text:s text:c="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4-28T16:45:02.294000000</dc:date>
    <meta:editing-duration>PT8M7S</meta:editing-duration>
    <meta:editing-cycles>3</meta:editing-cycles>
    <meta:generator>LibreOffice/7.1.2.2$Windows_X86_64 LibreOffice_project/8a45595d069ef5570103caea1b71cc9d82b2aae4</meta:generator>
    <meta:document-statistic meta:table-count="0" meta:image-count="0" meta:object-count="0" meta:page-count="1" meta:paragraph-count="13" meta:word-count="96" meta:character-count="513" meta:non-whitespace-character-count="432"/>
  </office:meta>
</office:document-meta>
</file>